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142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2.629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3.345cm"/>
    </style:style>
    <style:style style:name="pr6" style:family="presentation" style:parent-style-name="默认-title">
      <style:graphic-properties fo:min-height="2.71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top="0.4cm" fo:margin-bottom="0cm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3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.4cm" fo:margin-bottom="0cm"/>
    </style:style>
    <style:style style:name="P15" style:family="paragraph">
      <style:paragraph-properties fo:margin-top="0.2cm" fo:margin-bottom="0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Noto Sans CJK SC Regular" style:font-size-complex="5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CJK SC Regular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2.142cm" svg:x="1.6cm" svg:y="6.458cm" presentation:class="title" presentation:user-transformed="true">
          <draw:text-box>
            <text:p>hope this ppt will make life easi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pickle: save data</text:p>
          </draw:text-box>
        </draw:frame>
        <draw:frame presentation:style-name="pr4" draw:layer="layout" svg:width="25.8cm" svg:height="11.515cm" svg:x="1.4cm" svg:y="3.685cm" presentation:class="outline" presentation:user-transformed="true">
          <draw:text-box>
            <text:list text:style-name="L2">
              <text:list-item>
                <text:p>data serialization, can used to transfer almost <text:span text:style-name="T1">all kinds</text:span> of data in and only in python.</text:p>
              </text:list-item>
              <text:list-item>
                <text:p>Usage:</text:p>
                <text:list>
                  <text:list-item>
                    <text:p>import pickle</text:p>
                  </text:list-item>
                  <text:list-item>
                    <text:p>to_save = [1,’sth’, ‘another thing’]</text:p>
                  </text:list-item>
                  <text:list-item>
                    <text:p>with open(‘saved_file’,’w<text:span text:style-name="T1">b</text:span>’) as file:</text:p>
                    <text:list>
                      <text:list-header>
                        <text:p><text:span text:style-name="T2">pickle.dump(to_save, file )</text:span></text:p>
                      </text:list-header>
                    </text:list>
                    <text:p/>
                  </text:list-item>
                  <text:list-item>
                    <text:p>(in another file)</text:p>
                  </text:list-item>
                  <text:list-item>
                    <text:p>with open(‘saved_file.pkl’,’r<text:span text:style-name="T1">b</text:span>’) as file:</text:p>
                    <text:list>
                      <text:list-header>
                        <text:p><text:span text:style-name="T2">restore_data = pickle.load(file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<text:span text:style-name="T3">saving CNN parameter:</text:span><text:line-break/><text:span text:style-name="T4">ref: https://github.com/pytorch/pytorch/blob/master/docs/source/notes/serialization.rst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Similar to pickle but supported by torch officially</text:span></text:p>
              </text:list-item>
              <text:list-item>
                <text:p text:style-name="P4"><text:span text:style-name="T5">1. </text:span><text:span text:style-name="T5">只存参数：</text:span></text:p>
                <text:list>
                  <text:list-header>
                    <text:p><text:span text:style-name="T2">torch.save(the_cnn.state_dict(), PATH)</text:span></text:p>
                    <text:p><text:span text:style-name="T2">the_cnn = CNN()</text:span></text:p>
                    <text:p><text:span text:style-name="T2">the_cnn.load_state_dict(torch.load(PATH))</text:span></text:p>
                  </text:list-header>
                </text:list>
              </text:list-item>
              <text:list-item>
                <text:p text:style-name="P3"><text:span text:style-name="T2">2. </text:span><text:span text:style-name="T2">存参数</text:span><text:span text:style-name="T2">+</text:span><text:span text:style-name="T2">模型内容</text:span></text:p>
                <text:list>
                  <text:list-header>
                    <text:p><text:span text:style-name="T2">torch.save(the_model, PATH)</text:span></text:p>
                    <text:p><text:span text:style-name="T2">the_model = torch.load(PATH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text-style-name="P5" draw:layer="layout" svg:width="25.199cm" svg:height="2.629cm" svg:x="1.4cm" svg:y="0.4cm" presentation:class="title" presentation:user-transformed="true">
          <draw:text-box>
            <text:p text:style-name="P2"><text:span text:style-name="T6">import</text:span></text:p>
          </draw:text-box>
        </draw:frame>
        <draw:frame presentation:style-name="pr4" draw:text-style-name="P6" draw:layer="layout" svg:width="26.4cm" svg:height="12.8cm" svg:x="0.8cm" svg:y="2.6cm" presentation:class="outline" presentation:user-transformed="true">
          <draw:text-box>
            <text:list text:style-name="L2">
              <text:list-item>
                <text:p><text:span text:style-name="T7">同级文件</text:span><text:span text:style-name="T7">: import a(</text:span><text:span text:style-name="T7">文件名</text:span><text:span text:style-name="T7">)</text:span></text:p>
                <text:p><text:span text:style-name="T8">1. </text:span><text:span text:style-name="T7">调用方式 </text:span><text:span text:style-name="T7">a.f_a()</text:span></text:p>
                <text:p><text:span text:style-name="T7">2. import </text:span><text:span text:style-name="T7">时立即执行 </text:span><text:span text:style-name="T7">a </text:span><text:span text:style-name="T7">中的公共代码</text:span></text:p>
                <text:p><text:span text:style-name="T8">3. </text:span><text:span text:style-name="T7">a.py </text:span><text:span text:style-name="T7">中</text:span><text:span text:style-name="T7">import</text:span><text:span text:style-name="T7">的库在</text:span><text:span text:style-name="T7">main.py</text:span><text:span text:style-name="T7">中不可见</text:span></text:p>
                <text:p><text:span text:style-name="T7">4.</text:span><text:span text:style-name="T7">重复</text:span><text:span text:style-name="T7">import</text:span><text:span text:style-name="T7">只会执行一次 如 </text:span><text:span text:style-name="T7">A </text:span><text:span text:style-name="T7">中 </text:span><text:span text:style-name="T7">import B , main </text:span><text:span text:style-name="T7">中再次 </text:span><text:span text:style-name="T7">import B, </text:span><text:span text:style-name="T7">只执行一次</text:span><text:span text:style-name="T7">B</text:span><text:span text:style-name="T7">，但同时可以通过 </text:span><text:span text:style-name="T7">b.fb </text:span><text:span text:style-name="T7">或 </text:span><text:span text:style-name="T7">a.b.fb</text:span><text:span text:style-name="T7">来调用</text:span><text:span text:style-name="T7">b</text:span><text:span text:style-name="T7">中的函数（相当于一个变量只被定义一次，第二次的时候只是增加引用）</text:span></text:p>
              </text:list-item>
              <text:list-item>
                <text:p><text:span text:style-name="T7">子文件夹：可视为一个包，</text:span><text:span text:style-name="T7">import tool.common</text:span><text:span text:style-name="T7">（文件夹名</text:span><text:span text:style-name="T7">.</text:span><text:span text:style-name="T7">文件名）</text:span></text:p>
                <text:p><text:span text:style-name="T7">1. </text:span><text:span text:style-name="T7">调用方式 </text:span><text:span text:style-name="T7">tool.some_.some_func</text:span></text:p>
                <text:p><text:span text:style-name="T7">2. </text:span><text:span text:style-name="T7">调用时立刻执行文件夹下的</text:span><text:span text:style-name="T7">__init__.py, </text:span><text:span text:style-name="T7">因此，把要用的包的</text:span><text:span text:style-name="T7">import</text:span><text:span text:style-name="T7">都写到</text:span><text:span text:style-name="T7">__init__.py</text:span><text:span text:style-name="T7">中</text:span></text:p>
                <text:p><text:span text:style-name="T7">3. </text:span><text:span text:style-name="T7">一律使用</text:span><text:span text:style-name="T7">import tool, </text:span><text:span text:style-name="T9">不使用 </text:span><text:span text:style-name="T9">from</text:span><text:span text:style-name="T10"> tool import xxx </text:span><text:span text:style-name="T10">或 </text:span><text:span text:style-name="T10">from tool import *</text:span><text:span text:style-name="T7"> ,</text:span><text:span text:style-name="T7">可以用 </text:span><text:span text:style-name="T7">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3">__main__, __doc__, </text:span><text:span text:style-name="T3">文件参数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__main__: <text:s/>we may want some code only execute when is it main code.</text:span></text:p>
              </text:list-item>
              <text:list-item>
                <text:p><text:span text:style-name="T11">__doc__: document for a function/file/pkg. W</text:span><text:span text:style-name="T12">rite it just at the beginning of function/file/pkg</text:span></text:p>
              </text:list-item>
              <text:list-item>
                <text:p><text:span text:style-name="T12">文件参数：</text:span></text:p>
                <text:p><text:span text:style-name="T12">use </text:span><text:span text:style-name="T13">import sys</text:span></text:p>
                <text:p><text:span text:style-name="T12">stored in </text:span><text:span text:style-name="T13">sys.argv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text-style-name="P7" draw:layer="layout" svg:width="25.199cm" svg:height="2.629cm" svg:x="1cm" svg:y="-0.144cm" presentation:class="title" presentation:user-transformed="true">
          <draw:text-box>
            <text:p text:style-name="P2"><text:span text:style-name="T3">代码管理：</text:span></text:p>
          </draw:text-box>
        </draw:frame>
        <draw:frame presentation:style-name="pr4" draw:text-style-name="P9" draw:layer="layout" svg:width="26.8cm" svg:height="12.515cm" svg:x="0.8cm" svg:y="2.485cm" presentation:class="outline" presentation:user-transformed="true">
          <draw:text-box>
            <text:list text:style-name="L2">
              <text:list-item>
                <text:p><text:span text:style-name="T14">1.</text:span><text:span text:style-name="T14">文件分为两类：运行文件在根目录，库文件在</text:span><text:span text:style-name="T14">tool</text:span><text:span text:style-name="T14">中</text:span></text:p>
              </text:list-item>
              <text:list-item>
                <text:p><text:span text:style-name="T14">2. </text:span><text:span text:style-name="T14">写的函数能写在库文件中就写在库文件中，方便他人调用</text:span></text:p>
              </text:list-item>
              <text:list-item>
                <text:p><text:span text:style-name="T14">3.</text:span><text:span text:style-name="T14">如果觉得非常常用的写到</text:span><text:span text:style-name="T14">tool.common</text:span><text:span text:style-name="T14">中，例如读读数据的</text:span></text:p>
              </text:list-item>
              <text:list-item>
                <text:p><text:span text:style-name="T14">4.</text:span><text:span text:style-name="T14">所有在</text:span><text:span text:style-name="T14">tool</text:span><text:span text:style-name="T14">中的函数必须有</text:span><text:span text:style-name="T14">__doc__</text:span></text:p>
              </text:list-item>
              <text:list-item>
                <text:p><text:span text:style-name="T14">5.</text:span><text:span text:style-name="T14">运行文件都通过</text:span><text:span text:style-name="T14">python file.py &lt;</text:span><text:span text:style-name="T14">参数</text:span><text:span text:style-name="T14">1&gt; &lt;</text:span><text:span text:style-name="T14">参数</text:span><text:span text:style-name="T14">2&gt; </text:span><text:span text:style-name="T14">来调用 便于大家调用</text:span></text:p>
              </text:list-item>
              <text:list-item>
                <text:p><text:span text:style-name="T14">例如：</text:span><text:span text:style-name="T15">python generate_adversarial.py data/cifar10 data/cifar10_adv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><text:s/></text:span><text:span text:style-name="T15">python train_cifar10 data/cifar10_adv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这样写测试正确率的人就很非常容易使用</text:span><text:span text:style-name="T14">, </text:span><text:span text:style-name="T14">或者需要用别的机器训练的时候就很容易</text:span></text:p>
              </text:list-item>
              <text:list-item>
                <text:p><text:span text:style-name="T14">6.</text:span><text:span text:style-name="T14">运行文件必须有</text:span><text:span text:style-name="T14">__doc__</text:span></text:p>
              </text:list-item>
              <text:list-item>
                <text:p><text:span text:style-name="T14">7. error check</text:span><text:span text:style-name="T14">就算了 </text:span><text:span text:style-name="T14">doc</text:span><text:span text:style-name="T14">写详细一点 然后大家多交流</text:span></text:p>
              </text:list-item>
              <text:list-item>
                <text:p><text:span text:style-name="T14">8. </text:span><text:span text:style-name="T14">应该来讲每个运行文件只会由一个人负责 然后</text:span><text:span text:style-name="T14">tool</text:span><text:span text:style-name="T14">文件夹内的大家一起编辑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 text:style-name="P2"><text:span text:style-name="T3">多人编辑可能出现的问题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你修改了一下</text:span><text:span text:style-name="T11">tool </text:span><text:span text:style-name="T11">我也修改了一下</text:span><text:span text:style-name="T11">tool </text:span><text:span text:style-name="T11">怎么搞？</text:span></text:p>
              </text:list-item>
              <text:list-item>
                <text:p><text:span text:style-name="T11">每次都更新了一点点结果名字无限增加</text:span></text:p>
                <text:p><text:span text:style-name="T11">lhy_new1_final_real_finalv2.py</text:span></text:p>
              </text:list-item>
              <text:list-item>
                <text:p><text:span text:style-name="T11">一次改了自己的好几个文件，不知道自己的改动是否正确不知道自己改了别人用不用得起来</text:span></text:p>
              </text:list-item>
              <text:list-item>
                <text:p><text:span text:style-name="T11">我改了你的代码，结果原来没</text:span><text:span text:style-name="T11">bug</text:span><text:span text:style-name="T11">的变成有</text:span><text:span text:style-name="T11">bug</text:span><text:span text:style-name="T11">的了，需要用老版本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github 版本控制</text:p>
          </draw:text-box>
        </draw:frame>
        <draw:frame presentation:style-name="pr4" draw:layer="layout" svg:width="25.4cm" svg:height="11.915cm" svg:x="1.4cm" svg:y="3.285cm" presentation:class="outline" presentation:user-transformed="true">
          <draw:text-box>
            <text:list text:style-name="L2">
              <text:list-item>
                <text:p>repository: 一个代码仓库，相当于一个文件夹</text:p>
              </text:list-item>
              <text:list-item>
                <text:p>branch: 每个branch 是一个版本的代码，可以随时回滚，一个repository下可以有多个branch，相当于多个备份文件夹，可以新建，可以删除</text:p>
              </text:list-item>
              <text:list-item>
                <text:p>commit：修改自己的某个branch 效果，</text:p>
                <text:list>
                  <text:list-item>
                    <text:p>效果：branch 改变</text:p>
                  </text:list-item>
                </text:list>
              </text:list-item>
              <text:list-item>
                <text:p>pull request：希望把两个branch合并</text:p>
              </text:list-item>
              <text:list-item>
                <text:p>merge ： 采纳PR，merge <text:s/>B &lt;&lt; A, 把A 中的更新加到B 中</text:p>
                <text:list>
                  <text:list-item>
                    <text:p>效果： 某两个branch变成一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text-style-name="P10" draw:layer="layout" svg:width="25.199cm" svg:height="2.629cm" svg:x="1.4cm" svg:y="0.629cm" presentation:class="title" presentation:user-transformed="true">
          <draw:text-box>
            <text:p text:style-name="P2"><text:span text:style-name="T16">练习： 通过</text:span><text:span text:style-name="T16">commit</text:span><text:span text:style-name="T16">直接改动</text:span><text:span text:style-name="T16">branch </text:span></text:p>
          </draw:text-box>
        </draw:frame>
        <draw:frame presentation:style-name="pr4" draw:text-style-name="P8" draw:layer="layout" svg:width="25.199cm" svg:height="9.334cm" svg:x="1.4cm" svg:y="3.8cm" presentation:class="outline" presentation:user-transformed="true">
          <draw:text-box>
            <text:list text:style-name="L2">
              <text:list-item>
                <text:p><text:span text:style-name="T11">新建</text:span><text:span text:style-name="T11">repository</text:span></text:p>
              </text:list-item>
              <text:list-item>
                <text:p><text:span text:style-name="T11">新建文件夹</text:span></text:p>
              </text:list-item>
              <text:list-item>
                <text:p><text:span text:style-name="T11">upload file</text:span></text:p>
              </text:list-item>
              <text:list-item>
                <text:p><text:span text:style-name="T11">新</text:span><text:span text:style-name="T11">upload</text:span><text:span text:style-name="T11">的同名文档会覆盖老的内容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5" draw:text-style-name="P10" draw:layer="layout" svg:width="25.199cm" svg:height="3.345cm" svg:x="1.4cm" svg:y="0.855cm" presentation:class="title" presentation:user-transformed="true">
          <draw:text-box>
            <text:p text:style-name="P2"><text:span text:style-name="T16">练习：从</text:span><text:span text:style-name="T16">master</text:span><text:span text:style-name="T16">新建一个</text:span><text:span text:style-name="T16">dev</text:span><text:span text:style-name="T16">，然后更改后</text:span><text:span text:style-name="T16">PR&amp;merge</text:span><text:span text:style-name="T16">到</text:span><text:span text:style-name="T16">master</text:span></text:p>
          </draw:text-box>
        </draw:frame>
        <draw:frame presentation:style-name="pr4" draw:layer="layout" svg:width="25.199cm" svg:height="8.334cm" svg:x="1.201cm" svg:y="5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新建-&gt;更改-&gt; compare -&gt; PR &amp; merge</text:p>
              </text:list-item>
              <text:list-item>
                <text:p>好处：一看compare就能知道改了什么，正常情况下是可以merge的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3" draw:text-style-name="P7" draw:layer="layout" svg:width="25.199cm" svg:height="2.629cm" svg:x="1.401cm" svg:y="0.4cm" presentation:class="title" presentation:user-transformed="true">
          <draw:text-box>
            <text:p text:style-name="P2"><text:span text:style-name="T3">我们的控制</text:span></text:p>
          </draw:text-box>
        </draw:frame>
        <draw:frame presentation:style-name="pr4" draw:text-style-name="P11" draw:layer="layout" svg:width="25.6cm" svg:height="11.515cm" svg:x="1.6cm" svg:y="3.4cm" presentation:class="outline" presentation:user-transformed="true">
          <draw:text-box>
            <text:list text:style-name="L2">
              <text:list-item>
                <text:p><text:span text:style-name="T17">由于只有四个人所以问题不是很大，所以主要只分成两个部分</text:span></text:p>
              </text:list-item>
              <text:list-item>
                <text:p><text:span text:style-name="T17">核心： 两个版本，一个</text:span><text:span text:style-name="T17">master</text:span><text:span text:style-name="T17">用于备份，一个</text:span><text:span text:style-name="T17">dev</text:span><text:span text:style-name="T17">随便改</text:span></text:p>
              </text:list-item>
              <text:list-item>
                <text:p><text:span text:style-name="T18">Master: </text:span><text:span text:style-name="T17">一个稳定版本</text:span><text:span text:style-name="T17">,</text:span><text:span text:style-name="T17">大改</text:span><text:span text:style-name="T17">dev</text:span><text:span text:style-name="T17">并且原有</text:span><text:span text:style-name="T17">dev</text:span><text:span text:style-name="T17">稳定时，</text:span><text:span text:style-name="T17">merge</text:span><text:span text:style-name="T17">： </text:span><text:span text:style-name="T17">master &lt;&lt; dev </text:span></text:p>
              </text:list-item>
              <text:list-item>
                <text:p><text:span text:style-name="T17">Dev: <text:s/></text:span></text:p>
                <text:list>
                  <text:list-header>
                    <text:p><text:span text:style-name="T17">小改</text:span><text:span text:style-name="T17">dev</text:span><text:span text:style-name="T17">：只改几行东西，就不修改</text:span><text:span text:style-name="T17">master</text:span></text:p>
                    <text:p><text:span text:style-name="T17">大改</text:span><text:span text:style-name="T17">dev</text:span><text:span text:style-name="T17">：比如新增了一个全新的运行文件，那么上传新的</text:span><text:span text:style-name="T17">dev</text:span><text:span text:style-name="T17">的时候，如果原</text:span><text:span text:style-name="T17">dev</text:span><text:span text:style-name="T17">未发现</text:span><text:span text:style-name="T17">bug</text:span><text:span text:style-name="T17">，上一个</text:span><text:span text:style-name="T17">dev</text:span><text:span text:style-name="T17">就成为</text:span><text:span text:style-name="T17">Master</text:span></text:p>
                  </text:list-header>
                </text:list>
              </text:list-item>
              <text:list-item>
                <text:p><text:span text:style-name="T17">希望我们永远不要用到</text:span><text:span text:style-name="T17">master</text:span><text:span text:style-name="T17">版本 </text:span><text:span text:style-name="T17">: 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2"><text:span text:style-name="T11">改</text:span><text:span text:style-name="T11">dev</text:span><text:span text:style-name="T11">流程： 最好避免直接</text:span><text:span text:style-name="T11">commit dev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9">点击</text:span><text:span text:style-name="T19">branch:dev (</text:span><text:span text:style-name="T19">文件列表左上方</text:span><text:span text:style-name="T19">), </text:span><text:span text:style-name="T20">从</text:span><text:span text:style-name="T20">branch:dev</text:span><text:span text:style-name="T19"> </text:span><text:span text:style-name="T19">新建一个</text:span><text:span text:style-name="T19">create dev_lhy</text:span></text:p>
              </text:list-item>
              <text:list-item>
                <text:p><text:span text:style-name="T19">随便在</text:span><text:span text:style-name="T19">dev_lhy </text:span><text:span text:style-name="T19">下 </text:span><text:span text:style-name="T19">commit </text:span><text:span text:style-name="T19">你要提交的内容</text:span></text:p>
              </text:list-item>
              <text:list-item>
                <text:p><text:span text:style-name="T20">Compare</text:span><text:span text:style-name="T19"> &amp; PR : dev &lt;&lt; dev_lhy</text:span></text:p>
              </text:list-item>
              <text:list-item>
                <text:p><text:span text:style-name="T19">确认是你想要的更新后，</text:span><text:span text:style-name="T19">merge</text:span><text:span text:style-name="T19">上面的</text:span><text:span text:style-name="T19">PR</text:span></text:p>
              </text:list-item>
              <text:list-item>
                <text:p><text:span text:style-name="T19">进入</text:span><text:span text:style-name="T19">branches</text:span><text:span text:style-name="T19">，删除</text:span><text:span text:style-name="T19">dev_lhy (</text:span><text:span text:style-name="T19">留着备份也行 无所谓</text:span><text:span text:style-name="T19">)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6" draw:text-style-name="P3" draw:layer="layout" svg:width="25.199cm" svg:height="2.719cm" svg:x="1.4cm" svg:y="0.583cm" presentation:class="title" presentation:user-transformed="true">
          <draw:text-box>
            <text:p text:style-name="P2"><text:span text:style-name="T2">听起来很复杂，其实核心就是：</text:span><text:span text:style-name="T2"><text:line-break/></text:span><text:span text:style-name="T2">改</text:span><text:span text:style-name="T2">dev_new, </text:span><text:span text:style-name="T2">更新</text:span><text:span text:style-name="T2">dev</text:span><text:span text:style-name="T2">，留</text:span><text:span text:style-name="T2">master</text:span><text:span text:style-name="T2">备份</text:span></text:p>
          </draw:text-box>
        </draw:frame>
        <draw:frame presentation:style-name="pr4" draw:text-style-name="P16" draw:layer="layout" svg:width="25.599cm" svg:height="9.534cm" svg:x="1.401cm" svg:y="3.866cm" presentation:class="outline" presentation:user-transformed="true">
          <draw:text-box>
            <text:list text:style-name="L2">
              <text:list-item>
                <text:p text:style-name="P14"><text:span text:style-name="T5">1.</text:span><text:span text:style-name="T5">要上传了，先看别人的</text:span><text:span text:style-name="T5">commit</text:span><text:span text:style-name="T5">和</text:span><text:span text:style-name="T5">dev</text:span><text:span text:style-name="T5">的更新状态</text:span></text:p>
              </text:list-item>
              <text:list-item>
                <text:p text:style-name="P14"><text:span text:style-name="T5">2. <text:s text:c="2"/>if </text:span><text:span text:style-name="T5">大改：</text:span></text:p>
                <text:list>
                  <text:list-item>
                    <text:list>
                      <text:list-item>
                        <text:p><text:span text:style-name="T2">确认当前</text:span><text:span text:style-name="T2">dev</text:span><text:span text:style-name="T2">稳定，不稳定赶紧先把</text:span><text:span text:style-name="T2">bug</text:span><text:span text:style-name="T2">解决了</text:span></text:p>
                      </text:list-item>
                      <text:list-item>
                        <text:p><text:span text:style-name="T2">PR &amp; merge: master &lt;&lt; dev</text:span></text:p>
                      </text:list-item>
                      <text:list-item>
                        <text:p><text:span text:style-name="T2">用上面的方法更新</text:span><text:span text:style-name="T2">dev</text:span></text:p>
                      </text:list-item>
                    </text:list>
                  </text:list-item>
                  <text:list-item>
                    <text:p><text:span text:style-name="T2">else: (</text:span><text:span text:style-name="T2">小改</text:span><text:span text:style-name="T2">)</text:span></text:p>
                    <text:list>
                      <text:list-item>
                        <text:p><text:span text:style-name="T2">用上一页的方法更新</text:span><text:span text:style-name="T2">dev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5">永远不要</text:span><text:span text:style-name="T5">commit master ! </text:span><text:span text:style-name="T5">避免直接</text:span><text:span text:style-name="T5">commit dev </text:span><text:span text:style-name="T5">而用上一页的方法来改</text:span></text:p>
              </text:list-item>
              <text:list-item>
                <text:p text:style-name="P14"><text:span text:style-name="T5">写好</text:span><text:span text:style-name="T5">github</text:span><text:span text:style-name="T5">更新的文档，别人就知道这次更新改了什么了</text:span></text:p>
                <text:list>
                  <text:list-item>
                    <text:list>
                      <text:list-header>
                        <text:p text:style-name="P15"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3" draw:layer="layout" svg:width="25.199cm" svg:height="2.629cm" svg:x="1.401cm" svg:y="6.371cm" presentation:class="title" presentation:user-transformed="true">
          <draw:text-box>
            <text:p>分下任务吧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20:31:29.420186238</meta:creation-date>
    <dc:date>2018-07-20T10:57:45.817133028</dc:date>
    <meta:editing-duration>PT4H4M21S</meta:editing-duration>
    <meta:editing-cycles>251</meta:editing-cycles>
    <meta:generator>LibreOffice/6.0.3.2$Linux_X86_64 LibreOffice_project/00m0$Build-2</meta:generator>
    <meta:document-statistic meta:object-count="75"/>
  </office:meta>
</office:document-meta>
</file>